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fd44"/>
    </style:style>
    <style:style style:name="P2" style:family="paragraph" style:parent-style-name="Text_20_body">
      <style:text-properties officeooo:rsid="002f9448" officeooo:paragraph-rsid="007147fb"/>
    </style:style>
    <style:style style:name="P3" style:family="paragraph" style:parent-style-name="Text_20_body">
      <style:text-properties officeooo:rsid="002f9448" officeooo:paragraph-rsid="002f9448"/>
    </style:style>
    <style:style style:name="P4" style:family="paragraph" style:parent-style-name="Text_20_body">
      <style:text-properties officeooo:rsid="002f9448" officeooo:paragraph-rsid="00572351"/>
    </style:style>
    <style:style style:name="P5" style:family="paragraph" style:parent-style-name="Text_20_body">
      <style:text-properties officeooo:rsid="008e1cde" officeooo:paragraph-rsid="008e1cde"/>
    </style:style>
    <style:style style:name="P6" style:family="paragraph" style:parent-style-name="Text_20_body">
      <style:text-properties officeooo:rsid="008e1cde" officeooo:paragraph-rsid="009331d8"/>
    </style:style>
    <style:style style:name="P7" style:family="paragraph" style:parent-style-name="Text_20_body">
      <style:text-properties officeooo:rsid="008ee0b5" officeooo:paragraph-rsid="008ee0b5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text-properties officeooo:rsid="0017fd44" officeooo:paragraph-rsid="0017fd44"/>
    </style:style>
    <style:style style:name="P10" style:family="paragraph" style:parent-style-name="Heading_20_1" style:master-page-name="Standard">
      <loext:graphic-properties draw:fill-gradient-name="gradient" draw:fill-hatch-name="hatch"/>
      <style:paragraph-properties style:page-number="86"/>
      <style:text-properties officeooo:rsid="0017fd44" officeooo:paragraph-rsid="0017fd4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933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oft-page-break/></text:h>
      <text:h text:style-name="P9" text:outline-level="1">Bibliografie</text:h>
      <text:p text:style-name="P1"/>
      <text:p text:style-name="P1"/>
      <text:p text:style-name="P6"><text:span text:style-name="T2">Paul Gerin Fahlstrom, Thomas James Gleason,</text:span><text:span text:style-name="T1"> Introduction to UAV Systems </text:span>Edit<text:span text:style-name="T3">ia IV.</text:span> </text:p>
      <text:p text:style-name="P5">Dumitrescu H., Georgescu A., Ceanga V., s.a., 1990, <text:span text:style-name="T1">Calculul Teoria elicei, Cap. 6. Elicea de elicopter.</text:span> București, Editura Academiei Romane.</text:p>
      <text:p text:style-name="P7">Elliot Alex, 2016, <text:span text:style-name="T1">Construiti propria drona.</text:span> Bucuresti, Editura M.A.S.T.</text:p>
      <text:p text:style-name="P7">Marinescu Al., Anghel V., 1992, <text:span text:style-name="T1">Aerodinamica si dinamica elicopterului</text:span>. Bucuresti , Editura Academiei Romane.</text:p>
      <text:p text:style-name="P7">Mocanu D.R. 1980, <text:span text:style-name="T1">Rezistenta Materialelor.</text:span> Bucuresti, Editura Tehnica.</text:p>
      <text:p text:style-name="P1">https://www.walmart.com/cp/5525941</text:p>
      <text:p text:style-name="P1">https://circuitdigest.com/article/different-types-of-drone-frames-monocopter-to-octocopter</text:p>
      <text:p text:style-name="P1">https://www.smart-products.ro/blog/diferite-tipuri-drone-functie-dimensiune-platforma-abilitati</text:p>
      <text:p text:style-name="P1">https://www.smart-products.ro/blog/cum-sa-curatati-sa-ingrijiti-o-drona</text:p>
      <text:p text:style-name="P1">https://www.dronezon.com/learn-about-drones-quadcopters/how-drone-motors-esc-propulsion-systems-work/</text:p>
      <text:p text:style-name="P1">https://www.riseabove.com.au/drone-services/uav-applications-and-uses/</text:p>
      <text:p text:style-name="P1">https://droneii.com/project/drone-applications-per-industry-2021</text:p>
      <text:p text:style-name="P1">https://www.dronetechplanet.com/what-drones-does-hollywood-use/</text:p>
      <text:p text:style-name="P1">https://www.amazon.com/Amazon-Prime-Air/b?node=8037720011</text:p>
      <text:p text:style-name="P3">https://en.wikipedia.org/wiki/Drone_racing</text:p>
      <text:p text:style-name="P3">https://enterprise-insights.dji.com/blog/drones-in-agriculture</text:p>
      <text:p text:style-name="P3">https://www.digitaltrends.com/cool-tech/rescue-drones-hurricane-flood-disaster-relief/</text:p>
      <text:p text:style-name="P4">https://store.tmotor.com</text:p>
      <text:p text:style-name="P3"><text:soft-page-break/>https://i-smotr.ru/vinty-dlya-kvadrokoptera-vsyo-chto-nuzhno-znat.html</text:p>
      <text:p text:style-name="P2">https://www.amazon.com/Transmission-Altitude-Foldable-Quadcopte-Beginners/dp/B08BLT5RZB</text:p>
      <text:p text:style-name="P2">https://en.wikipedia.org/wiki/Coand%C4%83_effect</text:p>
      <text:p text:style-name="P2">https://diydrones.com/profiles/blogs/coanda-effect-saucer-ces-uav</text:p>
      <text:p text:style-name="P2">https://www.heliciel.com/helice/helice%20contrarotative.htm</text:p>
      <text:p text:style-name="P2">https://www.firstquadcopter.com/news/holybro-kopis-cinematic-x8</text:p>
      <text:p text:style-name="P2">http://cnc-shop.ro/index.php?route=common/ho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6T16:19:58.525963870</meta:creation-date>
    <dc:title>Sablon Proiect Diploma</dc:title>
    <meta:editing-duration>PT16H58M37S</meta:editing-duration>
    <meta:editing-cycles>72</meta:editing-cycles>
    <meta:generator>LibreOffice/7.3.4.2$Windows_X86_64 LibreOffice_project/728fec16bd5f605073805c3c9e7c4212a0120dc5</meta:generator>
    <dc:date>2022-07-06T07:01:52.646000000</dc:date>
    <meta:document-statistic meta:table-count="0" meta:image-count="0" meta:object-count="0" meta:page-count="3" meta:paragraph-count="27" meta:word-count="85" meta:character-count="1786" meta:non-whitespace-character-count="1727"/>
    <meta:template xlink:type="simple" xlink:actuate="onRequest" xlink:title="Sablon Proiect Diploma" xlink:href="../Sablon%20Proiect%20Diploma.ott" meta:date="2022-02-26T16:19:58.092275778"/>
  </office:meta>
</office:document-meta>
</file>